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4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</office:automatic-styles>
  <office:body>
    <office:spreadsheet>
      <table:calculation-settings table:automatic-find-labels="false" table:use-regular-expressions="false" table:use-wildcards="true"/>
      <table:table table:name="result1a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#7379 <text:s text:c="3"/>CV78 $6$KB$6SsUGf4Cq7/Oooym9WWQN3VKeo2lynKV9gXVyEG4HvYy1UFRx.XAye89TLp/OTcW7cGpf9UlU0F.cK/S9CfZ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4984 <text:s text:c="2"/>FT83 $6$KB$.bVspZYQofaBc4KhsjlqZSxu4R7r7mH7.Q/uCYlJ.3nRV2x5Jz.TKYX6Aa97sUZhTjmN3rett7GrCFr3aO3u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9924 <text:s text:c="2"/>HR23 $6$KB$Z/wMw97.MbsjxFvFZacJuQYiyegBaODZm0KBZFiXMVhWxywV/LC5UD9YRr0WYUnzLcc65r886iJwORXyEf2e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46833 <text:s text:c="2"/>SA32 $6$KB$XxG6dvtXywYrGaKzTwfm0TvaSlbpVQjFUCbW2KofszOd7vmECs7Eqi4Z03rCh8kY6K9t3NR1p6o8AowNBlu8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871789229048ns or 871.789229048s</text:p>
          </table:table-cell>
          <table:table-cell/>
          <table:table-cell office:value-type="float" office:value="871.789229048" calcext:value-type="float">
            <text:p>871.78922904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#7379 <text:s text:c="3"/>CV78 $6$KB$6SsUGf4Cq7/Oooym9WWQN3VKeo2lynKV9gXVyEG4HvYy1UFRx.XAye89TLp/OTcW7cGpf9UlU0F.cK/S9CfZ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4984 <text:s text:c="2"/>FT83 $6$KB$.bVspZYQofaBc4KhsjlqZSxu4R7r7mH7.Q/uCYlJ.3nRV2x5Jz.TKYX6Aa97sUZhTjmN3rett7GrCFr3aO3u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9924 <text:s text:c="2"/>HR23 $6$KB$Z/wMw97.MbsjxFvFZacJuQYiyegBaODZm0KBZFiXMVhWxywV/LC5UD9YRr0WYUnzLcc65r886iJwORXyEf2e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46833 <text:s text:c="2"/>SA32 $6$KB$XxG6dvtXywYrGaKzTwfm0TvaSlbpVQjFUCbW2KofszOd7vmECs7Eqi4Z03rCh8kY6K9t3NR1p6o8AowNBlu8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863883636037ns or 863.883636037s</text:p>
          </table:table-cell>
          <table:table-cell/>
          <table:table-cell office:value-type="float" office:value="863.883636037" calcext:value-type="float">
            <text:p>863.88363603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#7379 <text:s text:c="3"/>CV78 $6$KB$6SsUGf4Cq7/Oooym9WWQN3VKeo2lynKV9gXVyEG4HvYy1UFRx.XAye89TLp/OTcW7cGpf9UlU0F.cK/S9CfZ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4984 <text:s text:c="2"/>FT83 $6$KB$.bVspZYQofaBc4KhsjlqZSxu4R7r7mH7.Q/uCYlJ.3nRV2x5Jz.TKYX6Aa97sUZhTjmN3rett7GrCFr3aO3u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9924 <text:s text:c="2"/>HR23 $6$KB$Z/wMw97.MbsjxFvFZacJuQYiyegBaODZm0KBZFiXMVhWxywV/LC5UD9YRr0WYUnzLcc65r886iJwORXyEf2e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46833 <text:s text:c="2"/>SA32 $6$KB$XxG6dvtXywYrGaKzTwfm0TvaSlbpVQjFUCbW2KofszOd7vmECs7Eqi4Z03rCh8kY6K9t3NR1p6o8AowNBlu8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858974587777ns or 858.974587777s</text:p>
          </table:table-cell>
          <table:table-cell/>
          <table:table-cell office:value-type="float" office:value="858.974587777" calcext:value-type="float">
            <text:p>858.9745877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#7379 <text:s text:c="3"/>CV78 $6$KB$6SsUGf4Cq7/Oooym9WWQN3VKeo2lynKV9gXVyEG4HvYy1UFRx.XAye89TLp/OTcW7cGpf9UlU0F.cK/S9CfZ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4984 <text:s text:c="2"/>FT83 $6$KB$.bVspZYQofaBc4KhsjlqZSxu4R7r7mH7.Q/uCYlJ.3nRV2x5Jz.TKYX6Aa97sUZhTjmN3rett7GrCFr3aO3u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9924 <text:s text:c="2"/>HR23 $6$KB$Z/wMw97.MbsjxFvFZacJuQYiyegBaODZm0KBZFiXMVhWxywV/LC5UD9YRr0WYUnzLcc65r886iJwORXyEf2e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46833 <text:s text:c="2"/>SA32 $6$KB$XxG6dvtXywYrGaKzTwfm0TvaSlbpVQjFUCbW2KofszOd7vmECs7Eqi4Z03rCh8kY6K9t3NR1p6o8AowNBlu8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506767420203ns or 506.767420203s</text:p>
          </table:table-cell>
          <table:table-cell/>
          <table:table-cell office:value-type="float" office:value="506.767420203" calcext:value-type="float">
            <text:p>506.7674202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#7379 <text:s text:c="3"/>CV78 $6$KB$6SsUGf4Cq7/Oooym9WWQN3VKeo2lynKV9gXVyEG4HvYy1UFRx.XAye89TLp/OTcW7cGpf9UlU0F.cK/S9CfZ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4984 <text:s text:c="2"/>FT83 $6$KB$.bVspZYQofaBc4KhsjlqZSxu4R7r7mH7.Q/uCYlJ.3nRV2x5Jz.TKYX6Aa97sUZhTjmN3rett7GrCFr3aO3u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9924 <text:s text:c="2"/>HR23 $6$KB$Z/wMw97.MbsjxFvFZacJuQYiyegBaODZm0KBZFiXMVhWxywV/LC5UD9YRr0WYUnzLcc65r886iJwORXyEf2e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46833 <text:s text:c="2"/>SA32 $6$KB$XxG6dvtXywYrGaKzTwfm0TvaSlbpVQjFUCbW2KofszOd7vmECs7Eqi4Z03rCh8kY6K9t3NR1p6o8AowNBlu8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504899908546ns or 504.899908546s</text:p>
          </table:table-cell>
          <table:table-cell/>
          <table:table-cell office:value-type="float" office:value="504.899908546" calcext:value-type="float">
            <text:p>504.8999085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#7379 <text:s text:c="3"/>CV78 $6$KB$6SsUGf4Cq7/Oooym9WWQN3VKeo2lynKV9gXVyEG4HvYy1UFRx.XAye89TLp/OTcW7cGpf9UlU0F.cK/S9CfZ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4984 <text:s text:c="2"/>FT83 $6$KB$.bVspZYQofaBc4KhsjlqZSxu4R7r7mH7.Q/uCYlJ.3nRV2x5Jz.TKYX6Aa97sUZhTjmN3rett7GrCFr3aO3u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9924 <text:s text:c="2"/>HR23 $6$KB$Z/wMw97.MbsjxFvFZacJuQYiyegBaODZm0KBZFiXMVhWxywV/LC5UD9YRr0WYUnzLcc65r886iJwORXyEf2e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46833 <text:s text:c="2"/>SA32 $6$KB$XxG6dvtXywYrGaKzTwfm0TvaSlbpVQjFUCbW2KofszOd7vmECs7Eqi4Z03rCh8kY6K9t3NR1p6o8AowNBlu8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513243010402ns or 513.243010402s</text:p>
          </table:table-cell>
          <table:table-cell/>
          <table:table-cell office:value-type="float" office:value="513.243010402" calcext:value-type="float">
            <text:p>513.2430104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#7379 <text:s text:c="3"/>CV78 $6$KB$6SsUGf4Cq7/Oooym9WWQN3VKeo2lynKV9gXVyEG4HvYy1UFRx.XAye89TLp/OTcW7cGpf9UlU0F.cK/S9CfZ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4984 <text:s text:c="2"/>FT83 $6$KB$.bVspZYQofaBc4KhsjlqZSxu4R7r7mH7.Q/uCYlJ.3nRV2x5Jz.TKYX6Aa97sUZhTjmN3rett7GrCFr3aO3u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9924 <text:s text:c="2"/>HR23 $6$KB$Z/wMw97.MbsjxFvFZacJuQYiyegBaODZm0KBZFiXMVhWxywV/LC5UD9YRr0WYUnzLcc65r886iJwORXyEf2e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46833 <text:s text:c="2"/>SA32 $6$KB$XxG6dvtXywYrGaKzTwfm0TvaSlbpVQjFUCbW2KofszOd7vmECs7Eqi4Z03rCh8kY6K9t3NR1p6o8AowNBlu8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511003057718ns or 511.003057718s</text:p>
          </table:table-cell>
          <table:table-cell/>
          <table:table-cell office:value-type="float" office:value="511.003057718" calcext:value-type="float">
            <text:p>511.0030577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#7379 <text:s text:c="3"/>CV78 $6$KB$6SsUGf4Cq7/Oooym9WWQN3VKeo2lynKV9gXVyEG4HvYy1UFRx.XAye89TLp/OTcW7cGpf9UlU0F.cK/S9CfZ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4984 <text:s text:c="2"/>FT83 $6$KB$.bVspZYQofaBc4KhsjlqZSxu4R7r7mH7.Q/uCYlJ.3nRV2x5Jz.TKYX6Aa97sUZhTjmN3rett7GrCFr3aO3u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9924 <text:s text:c="2"/>HR23 $6$KB$Z/wMw97.MbsjxFvFZacJuQYiyegBaODZm0KBZFiXMVhWxywV/LC5UD9YRr0WYUnzLcc65r886iJwORXyEf2e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46833 <text:s text:c="2"/>SA32 $6$KB$XxG6dvtXywYrGaKzTwfm0TvaSlbpVQjFUCbW2KofszOd7vmECs7Eqi4Z03rCh8kY6K9t3NR1p6o8AowNBlu8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513819825541ns or 513.819825541s</text:p>
          </table:table-cell>
          <table:table-cell/>
          <table:table-cell office:value-type="float" office:value="513.819825541" calcext:value-type="float">
            <text:p>513.81982554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#7379 <text:s text:c="3"/>CV78 $6$KB$6SsUGf4Cq7/Oooym9WWQN3VKeo2lynKV9gXVyEG4HvYy1UFRx.XAye89TLp/OTcW7cGpf9UlU0F.cK/S9CfZ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4984 <text:s text:c="2"/>FT83 $6$KB$.bVspZYQofaBc4KhsjlqZSxu4R7r7mH7.Q/uCYlJ.3nRV2x5Jz.TKYX6Aa97sUZhTjmN3rett7GrCFr3aO3u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9924 <text:s text:c="2"/>HR23 $6$KB$Z/wMw97.MbsjxFvFZacJuQYiyegBaODZm0KBZFiXMVhWxywV/LC5UD9YRr0WYUnzLcc65r886iJwORXyEf2e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46833 <text:s text:c="2"/>SA32 $6$KB$XxG6dvtXywYrGaKzTwfm0TvaSlbpVQjFUCbW2KofszOd7vmECs7Eqi4Z03rCh8kY6K9t3NR1p6o8AowNBlu8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508756733787ns or 508.756733787s</text:p>
          </table:table-cell>
          <table:table-cell/>
          <table:table-cell office:value-type="float" office:value="508.756733787" calcext:value-type="float">
            <text:p>508.75673378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#7379 <text:s text:c="3"/>CV78 $6$KB$6SsUGf4Cq7/Oooym9WWQN3VKeo2lynKV9gXVyEG4HvYy1UFRx.XAye89TLp/OTcW7cGpf9UlU0F.cK/S9CfZ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4984 <text:s text:c="2"/>FT83 $6$KB$.bVspZYQofaBc4KhsjlqZSxu4R7r7mH7.Q/uCYlJ.3nRV2x5Jz.TKYX6Aa97sUZhTjmN3rett7GrCFr3aO3u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9924 <text:s text:c="2"/>HR23 $6$KB$Z/wMw97.MbsjxFvFZacJuQYiyegBaODZm0KBZFiXMVhWxywV/LC5UD9YRr0WYUnzLcc65r886iJwORXyEf2e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46833 <text:s text:c="2"/>SA32 $6$KB$XxG6dvtXywYrGaKzTwfm0TvaSlbpVQjFUCbW2KofszOd7vmECs7Eqi4Z03rCh8kY6K9t3NR1p6o8AowNBlu8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00 solutions explo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509331342064ns or 509.331342064s</text:p>
          </table:table-cell>
          <table:table-cell/>
          <table:table-cell office:value-type="float" office:value="509.331342064" calcext:value-type="float">
            <text:p>509.331342064</text:p>
          </table:table-cell>
          <table:table-cell office:value-type="string" calcext:value-type="string">
            <text:p>s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ean </text:p>
          </table:table-cell>
          <table:table-cell table:style-name="ce1"/>
          <table:table-cell table:style-name="ce1" table:formula="of:=AVERAGE([.C9:.C90])" office:value-type="float" office:value="616.2468751123" calcext:value-type="float">
            <text:p>616.2468751123</text:p>
          </table:table-cell>
          <table:table-cell table:style-name="ce1"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3T15:59:15.981639482</dc:date>
    <meta:editing-duration>PT19M27S</meta:editing-duration>
    <meta:editing-cycles>1</meta:editing-cycles>
    <meta:document-statistic meta:table-count="1" meta:cell-count="113" meta:object-count="0"/>
    <meta:generator>LibreOffice/6.0.7.3$Linux_X86_64 LibreOffice_project/00m0$Build-3</meta:generator>
  </office:meta>
</office:document-meta>
</file>